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9" style:family="table-row">
      <style:table-row-properties style:min-row-height="0.764cm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officeooo:rsid="0018a47f" officeooo:paragraph-rsid="0018a47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936dc" officeooo:paragraph-rsid="001936dc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8a47f" officeooo:paragraph-rsid="0018a47f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a11ba" officeooo:paragraph-rsid="001a11ba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a9440" officeooo:paragraph-rsid="001a9440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1c8e01" officeooo:paragraph-rsid="001c8e01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1ce555" officeooo:paragraph-rsid="001ce555"/>
    </style:style>
    <style:style style:name="P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8a47f" officeooo:paragraph-rsid="0018a47f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8a47f" officeooo:paragraph-rsid="0018a47f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d3c20" officeooo:paragraph-rsid="001d3c20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officeooo:rsid="00279695" officeooo:paragraph-rsid="00279695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279695" officeooo:paragraph-rsid="00279695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290076" officeooo:paragraph-rsid="00290076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30c974" officeooo:paragraph-rsid="0030c974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1a9440" officeooo:paragraph-rsid="001a9440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1e2a28" officeooo:paragraph-rsid="001e2a28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officeooo:rsid="00259c03" officeooo:paragraph-rsid="00259c03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rsid="00290076" officeooo:paragraph-rsid="00290076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2ab55c" officeooo:paragraph-rsid="002ab55c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officeooo:rsid="002dc658" officeooo:paragraph-rsid="002dc658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none" officeooo:rsid="002f0405" officeooo:paragraph-rsid="002f0405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officeooo:rsid="0030c974" officeooo:paragraph-rsid="0030c974"/>
    </style:style>
    <style:style style:name="T1" style:family="text">
      <style:text-properties officeooo:rsid="001936dc"/>
    </style:style>
    <style:style style:name="T2" style:family="text">
      <style:text-properties officeooo:rsid="0021140f"/>
    </style:style>
    <style:style style:name="T3" style:family="text">
      <style:text-properties officeooo:rsid="00259c03"/>
    </style:style>
    <style:style style:name="T4" style:family="text">
      <style:text-properties officeooo:rsid="002bf41e"/>
    </style:style>
    <style:style style:name="T5" style:family="text">
      <style:text-properties officeooo:rsid="002f04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roit</text:p>
      <text:p text:style-name="P9">TD3</text:p>
      <text:p text:style-name="P9"/>
      <text:p text:style-name="P10">Activité 1 :</text:p>
      <text:p text:style-name="P10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">CAS</text:p>
          </table:table-cell>
          <table:table-cell table:style-name="Tableau1.A1" office:value-type="string">
            <text:p text:style-name="P1">Contrat ou Convention ? </text:p>
          </table:table-cell>
          <table:table-cell table:style-name="Tableau1.A1" office:value-type="string">
            <text:p text:style-name="P1">Caractères</text:p>
          </table:table-cell>
          <table:table-cell table:style-name="Tableau1.D1" office:value-type="string">
            <text:p text:style-name="P1">Parties au contrat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3">Contrat <text:span text:style-name="T1">de vente</text:span></text:p>
          </table:table-cell>
          <table:table-cell table:style-name="Tableau1.A2" office:value-type="string">
            <text:p text:style-name="P3">Bilatérale</text:p>
          </table:table-cell>
          <table:table-cell table:style-name="Tableau1.D2" office:value-type="string">
            <text:p text:style-name="P3">Acheteur / vendeur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Contrat</text:p>
          </table:table-cell>
          <table:table-cell table:style-name="Tableau1.A2" office:value-type="string">
            <text:p text:style-name="P2">Unilatérale</text:p>
          </table:table-cell>
          <table:table-cell table:style-name="Tableau1.D2" office:value-type="string">
            <text:p text:style-name="P2">Donateur/ Donataire</text:p>
          </table:table-cell>
        </table:table-row>
        <table:table-row>
          <table:table-cell table:style-name="Tableau1.A2" office:value-type="string">
            <text:p text:style-name="P2">3</text:p>
          </table:table-cell>
          <table:table-cell table:style-name="Tableau1.A2" office:value-type="string">
            <text:p text:style-name="P2">Contrat</text:p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4</text:p>
          </table:table-cell>
          <table:table-cell table:style-name="Tableau1.A2" office:value-type="string">
            <text:p text:style-name="P2">Convention</text:p>
          </table:table-cell>
          <table:table-cell table:style-name="Tableau1.A2" office:value-type="string">
            <text:p text:style-name="P2">Consensuelle et unilatérale</text:p>
          </table:table-cell>
          <table:table-cell table:style-name="Tableau1.D2" office:value-type="string">
            <text:p text:style-name="P2">Créancier / débiteur</text:p>
          </table:table-cell>
        </table:table-row>
        <table:table-row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5">Contrat de prêt</text:p>
          </table:table-cell>
          <table:table-cell table:style-name="Tableau1.A2" office:value-type="string">
            <text:p text:style-name="P5">Unilatérale</text:p>
          </table:table-cell>
          <table:table-cell table:style-name="Tableau1.D2" office:value-type="string">
            <text:p text:style-name="P5">Prêteur / Emprunteur</text:p>
          </table:table-cell>
        </table:table-row>
        <table:table-row>
          <table:table-cell table:style-name="Tableau1.A2" office:value-type="string">
            <text:p text:style-name="P5">6</text:p>
          </table:table-cell>
          <table:table-cell table:style-name="Tableau1.A2" office:value-type="string">
            <text:p text:style-name="P6">Contrat de location</text:p>
          </table:table-cell>
          <table:table-cell table:style-name="Tableau1.A2" office:value-type="string">
            <text:p text:style-name="P6">Bilatérale et consensuelle</text:p>
          </table:table-cell>
          <table:table-cell table:style-name="Tableau1.D2" office:value-type="string">
            <text:p text:style-name="P6">Loueur / locataire</text:p>
          </table:table-cell>
        </table:table-row>
        <table:table-row>
          <table:table-cell table:style-name="Tableau1.A2" office:value-type="string">
            <text:p text:style-name="P5">7</text:p>
          </table:table-cell>
          <table:table-cell table:style-name="Tableau1.A2" office:value-type="string">
            <text:p text:style-name="P7">Contrat de transport</text:p>
          </table:table-cell>
          <table:table-cell table:style-name="Tableau1.A2" office:value-type="string">
            <text:p text:style-name="P7">Consensuelle et Bilatérale</text:p>
          </table:table-cell>
          <table:table-cell table:style-name="Tableau1.D2" office:value-type="string">
            <text:p text:style-name="P7">Transporteur / Expéditeur</text:p>
          </table:table-cell>
        </table:table-row>
        <table:table-row table:style-name="Tableau1.9">
          <table:table-cell table:style-name="Tableau1.A2" office:value-type="string">
            <text:p text:style-name="P5">8</text:p>
          </table:table-cell>
          <table:table-cell table:style-name="Tableau1.A2" office:value-type="string">
            <text:p text:style-name="P8">Contrat de Travail</text:p>
          </table:table-cell>
          <table:table-cell table:style-name="Tableau1.A2" office:value-type="string">
            <text:p text:style-name="P8">Consensuelle et Bilatérale</text:p>
          </table:table-cell>
          <table:table-cell table:style-name="Tableau1.D2" office:value-type="string">
            <text:p text:style-name="P8">Employeur / Salarié</text:p>
          </table:table-cell>
        </table:table-row>
      </table:table>
      <text:p text:style-name="P16"/>
      <text:p text:style-name="P16"/>
      <text:p text:style-name="P11">Activité 2 :</text:p>
      <text:p text:style-name="P11"/>
      <text:p text:style-name="P17">1) Le contrat est formé le 3 octobre, le jour où elle passe la commande</text:p>
      <text:p text:style-name="P17"/>
      <text:p text:style-name="P17">2) Oui il peut obtenir l’annulation du contrat de cautionnement, car il est vicié par une erreur. <text:span text:style-name="T2">Il peut aussi être victime d’un dol.</text:span></text:p>
      <text:p text:style-name="P17"/>
      <text:p text:style-name="P17">3) Oui Jordan peut obtenir l’annulation de la vente, car il <text:span text:style-name="T3">est victime d’un dol.</text:span></text:p>
      <text:p text:style-name="P17"/>
      <text:p text:style-name="P17">4) <text:span text:style-name="T3">Non le mineur n’a pas la capacité de contracter mais le droit lui autorise l’achat de bien courant.</text:span></text:p>
      <text:p text:style-name="P17"/>
      <text:p text:style-name="P17">5<text:span text:style-name="T3">) Oui il peut demander l’annulation du bail, car la cause au contrat est illicite.</text:span></text:p>
      <text:p text:style-name="P17"/>
      <text:p text:style-name="P18">6) Oui elle peut demander nullité de la vente, car lors de la constatation d’une erreur elle a 5 ans pour demander nullité de la vente.</text:p>
      <text:p text:style-name="P18"/>
      <text:p text:style-name="P18">7) Non cette clause n’est pas valable, car lors d’un divorce on passe devant le tribunal judiciaire et non de commerce.</text:p>
      <text:p text:style-name="P18"/>
      <text:p text:style-name="P18"/>
      <text:p text:style-name="P18"/>
      <text:p text:style-name="P12">Activité 3 :</text:p>
      <text:p text:style-name="P13"/>
      <text:p text:style-name="P19">1.1) Oui le contrat est correctement formé, car il correspond à toutes les conditions de validités.</text:p>
      <text:p text:style-name="P19"/>
      <text:p text:style-name="P19">1.2) Clause de non-concurrence</text:p>
      <text:p text:style-name="P19"/>
      <text:p text:style-name="P19">1.3) a) Limitation de l’espace manquant</text:p>
      <text:p text:style-name="P19">b) Concurrence mondiale ⇒ Espace illimité</text:p>
      <text:p text:style-name="P19"/>
      <text:p text:style-name="P19"/>
      <text:p text:style-name="P14">Activité 4 :</text:p>
      <text:p text:style-name="P14"/>
      <text:p text:style-name="P20">1) Le cocontractant de Sylvie est la société qui gère les télésièges</text:p>
      <text:p text:style-name="P20"/>
      <text:p text:style-name="P20">2) <text:span text:style-name="T5">Lors du débarquement la sécurité et l’o</text:span><text:span text:style-name="T4">bligation de moyen</text:span></text:p>
      <text:p text:style-name="P20"/>
      <text:p text:style-name="P21">3) <text:span text:style-name="T5">Si les moyens ne sont pas mis en œuvre pour garantir la sécurité lors du débarquement.</text:span></text:p>
      <text:p text:style-name="P21"/>
      <text:p text:style-name="P22">4) En prouvent que les moyens sont nécessaires lors du débarquement.</text:p>
      <text:p text:style-name="P22"/>
      <text:p text:style-name="P22">5) Les journées d’incapacité de travail, les frais du séjour, les frais hospitaliers.</text:p>
      <text:p text:style-name="P22"/>
      <text:p text:style-name="P22"/>
      <text:p text:style-name="P15">QCM :</text:p>
      <text:p text:style-name="P15"/>
      <text:p text:style-name="P23">1. b</text:p>
      <text:p text:style-name="P23">2. b d e</text:p>
      <text:p text:style-name="P23">3. b</text:p>
      <text:p text:style-name="P23">4. b</text:p>
      <text:p text:style-name="P23">5. a b e</text:p>
      <text:p text:style-name="P23">6. b</text:p>
      <text:p text:style-name="P23">7. b c e</text:p>
      <text:p text:style-name="P23">8. a b c</text:p>
      <text:p text:style-name="P23">9. b c d</text:p>
      <text:p text:style-name="P23">10. b</text:p>
      <text:p text:style-name="P23">11. a b c e</text:p>
      <text:p text:style-name="P23">12. a</text:p>
      <text:p text:style-name="P23">13. b</text:p>
      <text:p text:style-name="P23">14. b c</text:p>
      <text:p text:style-name="P23">15. b</text:p>
      <text:p text:style-name="P23">16. a b e</text:p>
      <text:p text:style-name="P23">17. b</text:p>
      <text:p text:style-name="P23">18. a b c d</text:p>
      <text:p text:style-name="P23">19. b</text:p>
      <text:p text:style-name="P23">20. a</text:p>
      <text:p text:style-name="P23">21. a c</text:p>
      <text:p text:style-name="P23">22. b c</text:p>
      <text:p text:style-name="P23">23. a c d</text:p>
      <text:p text:style-name="P23">24. b</text:p>
      <text:p text:style-name="P23">25. a <text:tab/><text:tab/>26. b<text:tab/><text:tab/>27. b</text:p>
      <text:p text:style-name="P2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4:41:48.507981240</meta:creation-date>
    <dc:date>2023-04-27T14:58:12.127439300</dc:date>
    <meta:editing-duration>PT2H2M40S</meta:editing-duration>
    <meta:editing-cycles>17</meta:editing-cycles>
    <meta:generator>LibreOffice/7.5.2.2$Linux_X86_64 LibreOffice_project/50$Build-2</meta:generator>
    <meta:document-statistic meta:table-count="1" meta:image-count="0" meta:object-count="0" meta:page-count="3" meta:paragraph-count="82" meta:word-count="393" meta:character-count="1993" meta:non-whitespace-character-count="1678"/>
  </office:meta>
</office:document-meta>
</file>